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66cm"/>
    </style:style>
    <style:style style:name="gr4" style:family="graphic" style:parent-style-name="standard">
      <style:graphic-properties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margin-top="0.1cm" fo:margin-bottom="0.1cm" fo:line-height="100%" fo:text-align="center" fo:text-indent="0cm"/>
    </style:style>
    <style:style style:name="P6" style:family="paragraph">
      <style:paragraph-properties fo:margin-left="0cm" fo:margin-right="0cm" fo:margin-top="0.1cm" fo:margin-bottom="0.1cm" fo:line-height="10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9pt" fo:font-weight="bold" style:font-size-asian="9pt" style:font-weight-asian="bold" style:font-size-complex="9pt" style:font-weight-complex="bold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bold" style:letter-kerning="true" style:font-family-asian="'MS Gothic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2" draw:layer="layout" svg:width="3.5cm" svg:height="2.5cm" svg:x="12cm" svg:y="3.5cm">
          <text:p text:style-name="P1"><text:span text:style-name="T1">GROUPS</text:span></text:p>
          <text:p text:style-name="P1"><text:span text:style-name="T1"/></text:p>
          <text:p text:style-name="P1"><text:span text:style-name="T2">ID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3.5cm" svg:height="2.5cm" svg:x="2cm" svg:y="3.5cm">
          <text:p text:style-name="P1"><text:span text:style-name="T1">APPLICATION</text:span></text:p>
          <text:p text:style-name="P1"><text:span text:style-name="T1"/></text:p>
          <text:p text:style-name="P1"><text:span text:style-name="T2">ID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3.5cm" svg:height="9cm" svg:x="17cm" svg:y="3.5cm">
          <text:p text:style-name="P1"><text:span text:style-name="T1">USER</text:span></text:p>
          <text:p text:style-name="P1"><text:span text:style-name="T1"/></text:p>
          <text:p text:style-name="P1"><text:span text:style-name="T2">ID</text:span></text:p>
          <text:p text:style-name="P1"><text:span text:style-name="T2">LOGINNAME</text:span></text:p>
          <text:p text:style-name="P1"><text:span text:style-name="T2">PASSWORD</text:span></text:p>
          <text:p text:style-name="P1"><text:span text:style-name="T2">FIRSTNAME</text:span></text:p>
          <text:p text:style-name="P1"><text:span text:style-name="T2">SURENAME</text:span></text:p>
          <text:p text:style-name="P1"><text:span text:style-name="T2">EMAIL</text:span></text:p>
          <text:p text:style-name="P1"><text:span text:style-name="T2">PHONEPRIV</text:span></text:p>
          <text:p text:style-name="P1"><text:span text:style-name="T2">PHONEWORK</text:span></text:p>
          <text:p text:style-name="P1"><text:span text:style-name="T2">MOBILE</text:span></text:p>
          <text:p text:style-name="P1"><text:span text:style-name="T2">FAX</text:span></text:p>
          <text:p text:style-name="P1"><text:span text:style-name="T2">CITY</text:span></text:p>
          <text:p text:style-name="P1"><text:span text:style-name="T2">STATE</text:span></text:p>
          <text:p text:style-name="P1"><text:span text:style-name="T2">ZIP</text:span></text:p>
          <text:p text:style-name="P1"><text:span text:style-name="T2">COUNTRY</text:span></text:p>
          <text:p text:style-name="P1"><text:span text:style-name="T2">STREET</text:span></text:p>
          <text:p text:style-name="P1"><text:span text:style-name="T2">STREETNR</text:span></text:p>
          <text:p text:style-name="P1"><text:span text:style-name="T2">LANGUAGE</text:span></text:p>
          <text:p text:style-name="P1"><text:span text:style-name="T2">WASHSTORE</text:span></text:p>
          <text:p text:style-name="P1"><text:span text:style-name="T2">ACTIV</text:span></text:p>
          <text:p text:style-name="P1"><text:span text:style-name="T2">TEMPLATE</text:span></text:p>
          <text:p text:style-name="P1"><text:span text:style-name="T2">LASTLOGIN</text:span></text:p>
          <text:p text:style-name="P1"><text:span text:style-name="T2">LASTLOGOUT</text:span></text:p>
          <text:p text:style-name="P1"><text:span text:style-name="T2">LOGINCOU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5.5cm" svg:y1="4.749cm" svg:x2="12cm" svg:y2="4.749cm" draw:start-shape="id1" draw:start-glue-point="7" draw:end-shape="id2" draw:end-glue-point="5" svg:d="m5500 4749h6500">
          <text:p text:style-name="P3"><text:span text:style-name="T3">1 - N</text:span></text:p>
        </draw:connector>
        <draw:connector draw:style-name="gr2" draw:text-style-name="P4" draw:layer="layout" svg:x1="15.5cm" svg:y1="4.749cm" svg:x2="17cm" svg:y2="7.999cm" draw:start-shape="id2" draw:start-glue-point="7" draw:end-shape="id3" draw:end-glue-point="5" svg:d="m15500 4749h751v3250h749">
          <text:p text:style-name="P3"><text:span text:style-name="T3">N - M</text:span></text:p>
        </draw:connector>
        <draw:custom-shape draw:style-name="gr1" draw:text-style-name="P2" draw:id="id4" draw:layer="layout" svg:width="3.5cm" svg:height="2.5cm" svg:x="7cm" svg:y="10.5cm">
          <text:p text:style-name="P1"><text:span text:style-name="T1">ROLE</text:span></text:p>
          <text:p text:style-name="P1"><text:span text:style-name="T1"/></text:p>
          <text:p text:style-name="P1"><text:span text:style-name="T2">ID</text:span></text:p>
          <text:p text:style-name="P1"><text:span text:style-name="T2">NAME</text:span></text:p>
          <text:p text:style-name="P1"><text:span text:style-name="T2">S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3.749cm" svg:y1="6cm" svg:x2="7cm" svg:y2="11.749cm" draw:start-shape="id1" draw:start-glue-point="6" draw:end-shape="id4" draw:end-glue-point="5" svg:d="m3749 6000v5749h3251">
          <text:p text:style-name="P3"><text:span text:style-name="T3">1 - N</text:span></text:p>
        </draw:connector>
        <draw:connector draw:style-name="gr2" draw:text-style-name="P6" draw:layer="layout" svg:x1="13.749cm" svg:y1="6cm" svg:x2="8.749cm" svg:y2="10.5cm" draw:start-shape="id2" draw:start-glue-point="6" draw:end-shape="id4" draw:end-glue-point="4" svg:d="m13749 6000v2251h-5000v2249">
          <svg:title>N - M</svg:title>
          <svg:desc>N - M</svg:desc>
          <text:p text:style-name="P5"><text:span text:style-name="T4">N - M</text:span></text:p>
        </draw:connector>
        <draw:connector draw:style-name="gr2" draw:text-style-name="P4" draw:layer="layout" svg:x1="18.749cm" svg:y1="12.5cm" svg:x2="10.5cm" svg:y2="11.749cm" draw:start-shape="id3" draw:start-glue-point="6" draw:end-shape="id4" draw:end-glue-point="7" svg:d="m18749 12500v501h-4998v-1252h-3251">
          <text:p text:style-name="P3"><text:span text:style-name="T3">N - M</text:span></text:p>
        </draw:connector>
        <draw:custom-shape draw:style-name="gr1" draw:text-style-name="P2" draw:id="id5" draw:layer="layout" svg:width="3.5cm" svg:height="4cm" svg:x="7cm" svg:y="14.5cm">
          <text:p text:style-name="P1"><text:span text:style-name="T1">ACTION</text:span></text:p>
          <text:p text:style-name="P1"><text:span text:style-name="T1"/></text:p>
          <text:p text:style-name="P1"><text:span text:style-name="T2">ID</text:span></text:p>
          <text:p text:style-name="P1"><text:span text:style-name="T2">NAME</text:span></text:p>
          <text:p text:style-name="P1"><text:span text:style-name="T2">TARGET</text:span></text:p>
          <text:p text:style-name="P1"><text:span text:style-name="T2">ACTION</text:span></text:p>
          <text:p text:style-name="P1"><text:span text:style-name="T2">RULE</text:span></text:p>
          <text:p text:style-name="P1"><text:span text:style-name="T2">STATE</text:span></text:p>
          <text:p text:style-name="P1"><text:span text:style-name="T2">S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7" draw:layer="layout" svg:width="11cm" svg:height="3.265cm" svg:x="10.5cm" svg:y="15.535cm">
          <draw:text-box>
            <text:p><text:span text:style-name="T5">STATE: Autor</text:span></text:p>
            <text:p><text:span text:style-name="T5">ACTION: NEW; EDIT; DELETE; RENAME; SHOW</text:span></text:p>
            <text:p><text:span text:style-name="T5">TARGET: Seite.News.1; Seite.1.20; Medien.Manager....;Seite.Werbung.*</text:span></text:p>
            <text:p><text:span text:style-name="T5"/></text:p>
            <text:p><text:span text:style-name="T5">RULE: ACCEPT; DENY</text:span></text:p>
            <text:p><text:span text:style-name="T5"/></text:p>
            <text:p><text:span text:style-name="T6"/></text:p>
          </draw:text-box>
        </draw:frame>
        <draw:connector draw:style-name="gr4" draw:text-style-name="P8" draw:layer="layout" svg:x1="8.749cm" svg:y1="13cm" svg:x2="8.749cm" svg:y2="14.5cm" draw:start-shape="id4" draw:start-glue-point="6" draw:end-shape="id5" draw:end-glue-point="4" svg:d="m8749 13000v1500">
          <text:p><text:span text:style-name="T3">1 - N</text:span></text:p>
        </draw:connector>
        <draw:frame draw:style-name="gr5" draw:text-style-name="P9" draw:layer="layout" svg:width="6.565cm" svg:height="1.513cm" svg:x="1.6cm" svg:y="1.076cm">
          <draw:text-box>
            <text:p><text:span text:style-name="T7">LMS L</text:span><text:span text:style-name="T8">ogin</text:span><text:span text:style-name="T7">M</text:span><text:span text:style-name="T8">anager</text:span><text:span text:style-name="T7">S</text:span><text:span text:style-name="T8">ystem</text:span></text:p>
          </draw:text-box>
        </draw:frame>
        <draw:frame draw:style-name="gr6" draw:text-style-name="P10" draw:layer="layout" svg:width="27.7cm" svg:height="2cm" svg:x="1cm" svg:y="18.5cm">
          <draw:text-box>
            <text:p><text:span text:style-name="T5">Bemerkung: Nach dem Login wird ein Token (AES verschlüsselt ApplicationId+UserId+MagicString) zurückgegeben.</text:span></text:p>
            <text:p><text:span text:style-name="T5"><text:tab/></text:span><text:span text:style-name="T5"> <text:s text:c="3"/></text:span><text:span text:style-name="T5">Abfrage einer Berechtigung könnte so aussehen: LMS.isAllowed( token, „Autor“, „Seite.News.1“, „SHOW“ );</text:span></text:p>
          </draw:text-box>
        </draw:frame>
        <draw:custom-shape draw:style-name="gr1" draw:text-style-name="P2" draw:id="id6" draw:layer="layout" svg:width="3.5cm" svg:height="5.5cm" svg:x="22.5cm" svg:y="3.5cm">
          <text:p text:style-name="P1"><text:span text:style-name="T1">ORGANISATION</text:span></text:p>
          <text:p text:style-name="P1"><text:span text:style-name="T1"/></text:p>
          <text:p text:style-name="P1"><text:span text:style-name="T2">ID</text:span></text:p>
          <text:p text:style-name="P1"><text:span text:style-name="T2">NAME</text:span></text:p>
          <text:p text:style-name="P1"><text:span text:style-name="T2">URL</text:span></text:p>
          <text:p text:style-name="P1"><text:span text:style-name="T2">PHONE</text:span></text:p>
          <text:p text:style-name="P1"><text:span text:style-name="T2">FAX</text:span></text:p>
          <text:p text:style-name="P1"><text:span text:style-name="T2">CITY</text:span></text:p>
          <text:p text:style-name="P1"><text:span text:style-name="T2">STATE</text:span></text:p>
          <text:p text:style-name="P1"><text:span text:style-name="T2">COUNTRY</text:span></text:p>
          <text:p text:style-name="P1"><text:span text:style-name="T2">ZIP</text:span></text:p>
          <text:p text:style-name="P1"><text:span text:style-name="T2">STREET</text:span></text:p>
          <text:p text:style-name="P1"><text:span text:style-name="T2">STREETNR</text:span></text:p>
          <text:p text:style-name="P1"><text:span text:style-name="T2">WASH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6" draw:layer="layout" svg:x1="20.5cm" svg:y1="7.999cm" svg:x2="22.5cm" svg:y2="6.249cm" draw:start-shape="id3" draw:start-glue-point="7" draw:end-shape="id6" draw:end-glue-point="5" svg:d="m20500 7999h1001v-1750h999">
          <text:p text:style-name="P5"><text:span text:style-name="T4">N - 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vertical-align="middle" draw:fit-to-contour="false" fo:padding-top="0.5cm" fo:padding-bottom="0.5cm" fo:padding-left="0.5cm" fo:padding-right="0.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ander Kratzer</meta:initial-creator>
    <meta:creation-date>2008-09-24T16:01:49.21</meta:creation-date>
    <dc:date>2011-03-04T08:08:45</dc:date>
    <dc:creator>Alexander Kratzer</dc:creator>
    <meta:editing-duration>PT26H13M17S</meta:editing-duration>
    <meta:editing-cycles>16</meta:editing-cycles>
    <meta:generator>OpenOffice.org/3.2$Unix OpenOffice.org_project/320m19$Build-9505</meta:generator>
    <meta:printed-by>Alexander Kratzer</meta:printed-by>
    <meta:print-date>2008-09-24T19:37:16.44</meta:print-date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